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tring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ing.equals( char [ ] ch , int offset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String.setValues( char [ ] ch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tring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tring.equals( String 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String.XMLString( char [ ] ch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ing.setValues( XML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ing.XMLString( XML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ing.XML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